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Operator, Variabel, dan Tipe Data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tamam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perator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Operator Aritmatika </text:p>
              </text:list-item>
              <text:list-item>
                <text:p>Operator Penugasan</text:p>
              </text:list-item>
              <text:list-item>
                <text:p>Operator Perbandingan</text:p>
              </text:list-item>
              <text:list-item>
                <text:p>Operator Penambahan/Pengurangan</text:p>
              </text:list-item>
              <text:list-item>
                <text:p>Operator Logika</text:p>
              </text:list-item>
              <text:list-item>
                <text:p>Operator String / teks</text:p>
              </text:list-item>
              <text:list-item>
                <text:p>Operator Array / lari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ipe Dat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tring</text:p>
              </text:list-item>
              <text:list-item>
                <text:p>Integer</text:p>
              </text:list-item>
              <text:list-item>
                <text:p>Float</text:p>
              </text:list-item>
              <text:list-item>
                <text:p>Boolean</text:p>
              </text:list-item>
              <text:list-item>
                <text:p>Array</text:p>
              </text:list-item>
              <text:list-item>
                <text:p>Object</text:p>
              </text:list-item>
              <text:list-item>
                <text:p>nul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16:58:01.084917876</meta:creation-date>
    <meta:editing-duration>PT3H25M47S</meta:editing-duration>
    <meta:editing-cycles>4</meta:editing-cycles>
    <meta:generator>LibreOffice/5.3.1.2$Linux_X86_64 LibreOffice_project/30m0$Build-2</meta:generator>
    <meta:initial-creator>P Tamami</meta:initial-creator>
    <dc:date>2018-02-07T20:23:48.857603755</dc:date>
    <dc:creator>P Tamami</dc:creator>
    <meta:document-statistic meta:object-count="4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